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C8000000C816903920852A318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Open Sans" fo:font-size="10pt" officeooo:rsid="002c4da4" officeooo:paragraph-rsid="002c4da4" style:font-size-asian="10.5pt"/>
    </style:style>
    <style:style style:name="P7" style:family="paragraph" style:parent-style-name="Table_20_Contents">
      <style:text-properties officeooo:paragraph-rsid="002c4da4"/>
    </style:style>
    <style:style style:name="P8" style:family="paragraph" style:parent-style-name="Table_20_Contents">
      <style:paragraph-properties fo:text-align="end" style:justify-single-word="false"/>
      <style:text-properties officeooo:rsid="002dabe7" officeooo:paragraph-rsid="002dabe7"/>
    </style:style>
    <style:style style:name="P9" style:family="paragraph" style:parent-style-name="Addressee">
      <style:text-properties fo:font-weight="bold" style:font-weight-asian="bold" style:font-weight-complex="bold"/>
    </style:style>
    <style:style style:name="P10" style:family="paragraph" style:parent-style-name="Addressee">
      <style:text-properties style:font-name="DejaVu Sans Condensed" fo:font-size="10pt" officeooo:rsid="00296490" officeooo:paragraph-rsid="00296490" style:font-size-asian="10.5pt"/>
    </style:style>
    <style:style style:name="P11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2" style:family="paragraph" style:parent-style-name="Standard">
      <style:text-properties fo:font-size="2pt" officeooo:paragraph-rsid="00243bb5" style:font-size-asian="1.75pt" style:font-size-complex="2pt"/>
    </style:style>
    <style:style style:name="P13" style:family="paragraph" style:parent-style-name="Standard">
      <style:text-properties style:use-window-font-color="true" fo:font-size="11pt" style:font-size-asian="11pt" style:font-size-complex="11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328fcc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296490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7pt" fo:font-style="normal" officeooo:rsid="001e75b9" officeooo:paragraph-rsid="00242b3f" style:font-size-asian="7pt" style:font-style-asian="normal" style:font-size-complex="7pt" style:font-style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center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7pt" fo:font-style="normal" fo:font-weight="normal" officeooo:paragraph-rsid="00296490" style:font-size-asian="7pt" style:font-style-asian="normal" style:font-weight-asian="normal" style:font-size-complex="7pt" style:font-style-complex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0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1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2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3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4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5" style:family="paragraph" style:parent-style-name="Addressee">
      <style:text-properties fo:font-weight="bold" style:font-weight-asian="bold" style:font-weight-complex="bold"/>
    </style:style>
    <style:style style:name="P26" style:family="paragraph" style:parent-style-name="Addressee">
      <style:text-properties fo:font-weight="normal" officeooo:rsid="0034ebe4" officeooo:paragraph-rsid="0034ebe4" style:font-weight-asian="normal" style:font-weight-complex="normal"/>
    </style:style>
    <style:style style:name="P27" style:family="paragraph" style:parent-style-name="Standard" style:list-style-name="L1"/>
    <style:style style:name="P28" style:family="paragraph" style:parent-style-name="Standard" style:list-style-name="L3">
      <style:text-properties style:font-name="Open Sans" fo:font-size="10pt" officeooo:rsid="002b0b22" officeooo:paragraph-rsid="002b0b22" style:font-size-asian="10.5pt"/>
    </style:style>
    <style:style style:name="P29" style:family="paragraph" style:parent-style-name="Standard" style:list-style-name="L5">
      <style:text-properties style:font-name="Open Sans" fo:font-size="10pt" officeooo:rsid="002c4da4" officeooo:paragraph-rsid="002c4da4" style:font-size-asian="10.5pt"/>
    </style:style>
    <style:style style:name="P30" style:family="paragraph" style:parent-style-name="Standard" style:list-style-name="L4">
      <style:text-properties officeooo:rsid="002b0b22" officeooo:paragraph-rsid="002b0b22"/>
    </style:style>
    <style:style style:name="P31" style:family="paragraph" style:parent-style-name="Standard" style:list-style-name="L5">
      <style:text-properties officeooo:rsid="002b0b22" officeooo:paragraph-rsid="002b0b22"/>
    </style:style>
    <style:style style:name="P32" style:family="paragraph" style:parent-style-name="Table_20_Contents">
      <style:text-properties officeooo:paragraph-rsid="0034ebe4"/>
    </style:style>
    <style:style style:name="T1" style:family="text">
      <style:text-properties officeooo:rsid="001b7e3f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style:style style:name="T3" style:family="text">
      <style:text-properties officeooo:rsid="002c4da4"/>
    </style:style>
    <style:style style:name="T4" style:family="text">
      <style:text-properties style:font-name="Open Sans" fo:font-size="10pt" officeooo:rsid="002c4da4" style:font-size-asian="10.5pt"/>
    </style:style>
    <style:style style:name="T5" style:family="text">
      <style:text-properties officeooo:rsid="0034ebe4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14">Fait à <text:user-defined style:data-style-name="N0" text:name="PV - Lieu">Paris, France</text:user-defined>, le <text:user-defined style:data-style-name="N76" text:name="Date Livraison">30 novembre 2020</text:user-defined></text:p>
      <text:p text:style-name="Standard"/>
      <text:p text:style-name="P20">Objet : <text:user-defined style:data-style-name="N0" text:name="Projet - Libellé">Gestion de pizzeria - application web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Livrable</text:p>
          </table:table-cell>
          <table:table-cell table:style-name="Tableau1.A1" office:value-type="string">
            <text:p text:style-name="P4">Dépôt</text:p>
          </table:table-cell>
          <table:table-cell table:style-name="Tableau1.A1" office:value-type="string">
            <text:p text:style-name="P5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3146452032" text:style-name="L1">
              <text:list-item>
                <text:p text:style-name="P27">application web</text:p>
              </text:list-item>
            </text:list>
          </table:table-cell>
          <table:table-cell table:style-name="Tableau1.A2" office:value-type="string">
            <text:p text:style-name="Table_20_Contents">https://<text:span text:style-name="T4">github.etiennody/ocpizza</text:span></text:p>
          </table:table-cell>
          <table:table-cell table:style-name="Tableau1.A2" office:value-type="string">
            <text:p text:style-name="P6">1.1</text:p>
          </table:table-cell>
        </table:table-row>
        <table:table-row>
          <table:table-cell table:style-name="Tableau1.A2" office:value-type="string">
            <text:p text:style-name="Table_20_Contents"><text:span text:style-name="T6">Scripts SQL de création et configuration de la base de données :</text:span></text:p>
          </table:table-cell>
          <table:table-cell table:style-name="Tableau1.A2" office:value-type="string">
            <text:p text:style-name="P7">https://<text:span text:style-name="T4">github.etiennody/ocpizza</text:span></text:p>
          </table:table-cell>
          <table:table-cell table:style-name="Tableau1.A2" office:value-type="string">
            <text:p text:style-name="P6">1.1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94678358" text:style-name="L3">
              <text:list-item>
                <text:p text:style-name="P28">Dossier de conception fonctio<text:span text:style-name="T5">n</text:span>nelle</text:p>
              </text:list-item>
              <text:list-item>
                <text:p text:style-name="P28">Dossier de conception technique</text:p>
              </text:list-item>
              <text:list-item>
                <text:p text:style-name="P28">Dossier d’exploitation</text:p>
              </text:list-item>
            </text:list>
          </table:table-cell>
          <table:table-cell table:style-name="Tableau1.A2" office:value-type="string">
            <text:p text:style-name="P32">https://<text:span text:style-name="T4">github.etiennody/ocpizza</text:span></text:p>
          </table:table-cell>
          <table:table-cell table:style-name="Tableau1.A2" office:value-type="string">
            <text:p text:style-name="P8">1.1</text:p>
          </table:table-cell>
        </table:table-row>
      </table:table>
      <text:p text:style-name="P1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Détail de la livraison</text:p>
          </table:table-cell>
        </table:table-row>
        <table:table-row>
          <table:table-cell table:style-name="Tableau2.A2" office:value-type="string">
            <text:list xml:id="list994764673" text:style-name="L4">
              <text:list-item>
                <text:p text:style-name="P30">L’application web OC Pizza est déployée et fonctionnelle <text:span text:style-name="T5">sur sur une formule d’hébeergement avec un VPS</text:span>.</text:p>
              </text:list-item>
            </text:list>
          </table:table-cell>
        </table:table-row>
      </table:table>
      <text:p text:style-name="P1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Anomalies non corrigées, problèmes connus</text:p>
          </table:table-cell>
        </table:table-row>
        <table:table-row>
          <table:table-cell table:style-name="Tableau4.A2" office:value-type="string">
            <text:list xml:id="list550767577" text:style-name="L5">
              <text:list-item>
                <text:p text:style-name="P31">Rien à signaler</text:p>
              </text:list-item>
            </text:list>
          </table:table-cell>
        </table:table-row>
      </table:table>
      <text:p text:style-name="P1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">Actions à réaliser, mode opératoire <text:span text:style-name="T3">(cf. Dossier d’exploitation)</text:span></text:p>
          </table:table-cell>
        </table:table-row>
        <table:table-row>
          <table:table-cell table:style-name="Tableau5.A2" office:value-type="string">
            <text:list xml:id="list112551391858813" text:continue-numbering="true" text:style-name="L5">
              <text:list-item>
                <text:p text:style-name="P29">Assurer la maintenance de l’application</text:p>
              </text:list-item>
              <text:list-item>
                <text:p text:style-name="P29">Effectuer les sauvegardes</text:p>
              </text:list-item>
              <text:list-item>
                <text:p text:style-name="P29">Gérer le plan de journalisation</text:p>
              </text:list-item>
            </text:list>
          </table:table-cell>
        </table:table-row>
      </table:table>
      <text:p text:style-name="Standard"/>
      <text:p text:style-name="Standard"/>
      <text:p text:style-name="P4">Date de la livraison : <text:user-defined style:data-style-name="N36" text:name="Date Livraison">30/11/2020</text:user-defined></text:p>
      <text:p text:style-name="Table_20_Contents"/>
      <text:p text:style-name="P24">Date de la réception : ________________________</text:p>
      <text:p text:style-name="P4"/>
      <text:p text:style-name="P19">La réception est prononcée :</text:p>
      <text:p text:style-name="P23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1"><draw:text-box fo:min-height="15.076cm"><text:p text:style-name="Frame_20_contents"/></draw:text-box></draw:frame></text:p>
      <text:p text:style-name="Standard"/>
      <text:p text:style-name="P22">Fait à <text:tab/><text:tab/><text:tab/>Pour <text:user-defined style:data-style-name="N0" text:name="Client">OC Pizza</text:user-defined></text:p>
      <text:p text:style-name="P21">Le <text:tab/><text:tab/><text:tab/><text:span text:style-name="T2">(Faire précéder du nom et prénom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5.006cm" style:rel-column-width="2838*"/>
    </style:style>
    <style:style style:name="Tableau6.B" style:family="table-column">
      <style:table-column-properties style:column-width="12.996cm" style:rel-column-width="7368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fo:font-weight="normal" officeooo:rsid="0034ebe4" officeooo:paragraph-rsid="0034ebe4" style:font-weight-asian="normal" style:font-weight-complex="normal"/>
    </style:style>
    <style:style style:name="MP5" style:family="paragraph" style:parent-style-name="Addressee">
      <style:text-properties style:font-name="DejaVu Sans Condensed" fo:font-size="10pt" officeooo:rsid="00296490" officeooo:paragraph-rsid="00296490" style:font-size-asian="10.5pt"/>
    </style:style>
    <style:style style:name="M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328fcc" style:font-size-asian="10pt" style:font-style-asian="normal" style:font-size-complex="10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center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296490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7pt" fo:font-style="normal" officeooo:rsid="001e75b9" officeooo:paragraph-rsid="00242b3f" style:font-size-asian="7pt" style:font-style-asian="normal" style:font-size-complex="7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center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7pt" fo:font-style="normal" fo:font-weight="normal" officeooo:paragraph-rsid="00296490" style:font-size-asian="7pt" style:font-style-asian="normal" style:font-weight-asian="normal" style:font-size-complex="7pt" style:font-style-complex="normal" style:font-weight-complex="normal"/>
    </style:style>
    <style:style style:name="MP11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officeooo:rsid="0034ebe4"/>
    </style:style>
    <style:style style:name="MT2" style:family="text">
      <style:text-properties officeooo:rsid="001b7e3f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<draw:frame draw:style-name="Mfr1" draw:name="Image6" text:anchor-type="paragraph" svg:x="1.723cm" svg:y="-2.826cm" svg:width="4.632cm" svg:height="4.632cm" draw:z-index="2"><draw:image xlink:href="Pictures/10000201000000C8000000C816903920852A3188.png" xlink:type="simple" xlink:show="embed" xlink:actuate="onLoad" loext:mime-type="image/png"/></draw:frame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25 rue de Montmartre</text:p>
              <text:p text:style-name="MP5">Paris, <text:span text:style-name="MT1">France</text:span></text:p>
            </table:table-cell>
            <table:table-cell table:style-name="Tableau3.A2" office:value-type="string">
              <text:p text:style-name="MP3"><text:user-defined style:data-style-name="N0" text:name="Projet - Libellé">Gestion de pizzeria - application web</text:user-defined></text:p>
              <text:p text:style-name="Addressee">Ref. Interne : <text:user-defined style:data-style-name="N0" text:name="Projet - Ref Int.">20200930_oc_pizza</text:user-defined></text:p>
              <text:p text:style-name="Addressee">Ref. Client : <text:user-defined style:data-style-name="N0" text:name="Projet - Ref Ext.">20200930_oc_pizza</text:user-defined></text:p>
            </table:table-cell>
          </table:table-row>
        </table:table>
        <text:p text:style-name="Standard"/>
      </style:header>
      <style:footer>
        <text:p text:style-name="MP6">Page <text:page-number text:select-page="current">1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7"><text:user-defined style:data-style-name="N0" text:name="Entreprise"/></text:p>
            </table:table-cell>
            <table:table-cell table:style-name="Tableau6.A1" office:value-type="string">
              <text:p text:style-name="MP8">3, rue Guido Von Rossum – 0298001418 – contact@it-conculting-developpement.com</text:p>
            </table:table-cell>
          </table:table-row>
          <table:table-row table:style-name="Tableau6.2">
            <table:table-cell table:style-name="Tableau6.A1" office:value-type="string">
              <text:p text:style-name="MP9">www.it-conculting-developpement.com</text:p>
            </table:table-cell>
            <table:table-cell table:style-name="Tableau6.A1" office:value-type="string">
              <text:p text:style-name="MP10">S.A.R.L. au capital de 1 000,00 € enregistrée au RCS<text:span text:style-name="MT2"> – </text:span>SIREN <text:span text:style-name="MT2">999</text:span> <text:span text:style-name="MT2">999</text:span> <text:span text:style-name="MT2">999 – </text:span>Code APE : 6202A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4-01T09:11:42</meta:creation-date>
    <meta:editing-duration>PT5H46M30S</meta:editing-duration>
    <meta:editing-cycles>64</meta:editing-cycles>
    <meta:generator>LibreOffice/6.4.6.2$Windows_x86 LibreOffice_project/0ce51a4fd21bff07a5c061082cc82c5ed232f115</meta:generator>
    <meta:initial-creator>Loïc GUIBERT</meta:initial-creator>
    <dc:date>2020-10-05T11:25:49.443000000</dc:date>
    <dc:subject>Livraison finale</dc:subject>
    <dc:title>Procés verbal de livraison</dc:title>
    <meta:document-statistic meta:table-count="6" meta:image-count="1" meta:object-count="0" meta:page-count="2" meta:paragraph-count="47" meta:word-count="214" meta:character-count="1399" meta:non-whitespace-character-count="1227"/>
    <meta:user-defined meta:name="Client">OC Pizza</meta:user-defined>
    <meta:user-defined meta:name="Date Livraison" meta:value-type="date">2020-11-30</meta:user-defined>
    <meta:user-defined meta:name="PV - Lieu">Paris, France</meta:user-defined>
    <meta:user-defined meta:name="Projet - Libellé">Gestion de pizzeria - application web</meta:user-defined>
    <meta:user-defined meta:name="Projet - Ref Ext." meta:value-type="string">20200930_oc_pizza</meta:user-defined>
    <meta:user-defined meta:name="Projet - Ref Int." meta:value-type="string">20200930_oc_pizza</meta:user-defined>
    <meta:template xlink:type="simple" xlink:actuate="onRequest" xlink:title="openrun-pv-livraison" xlink:href="../../../../../gestion/modeles/openrun-pv-livraison.ott" meta:date="2014-04-01T09:11:41"/>
  </office:meta>
</office:document-meta>
</file>